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font-weight="bold" style:font-weight-asian="bold" style:font-weight-complex="bold"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font-weight="bold" style:font-weight-asian="bold" style:font-weight-complex="bold" fo:language="en" fo:country="GB"/>
    </style:style>
    <style:style style:name="P6" style:parent-style-name="Standard" style:list-style-name="LFO1" style:family="paragraph"/>
    <style:style style:name="P7" style:parent-style-name="Standard" style:list-style-name="LFO1" style:family="paragraph">
      <style:text-properties fo:language="en" fo:country="GB"/>
    </style:style>
    <style:style style:name="P8" style:parent-style-name="Standard" style:list-style-name="LFO1" style:family="paragraph">
      <style:text-properties fo:language="en" fo:country="GB"/>
    </style:style>
    <style:style style:name="P9" style:parent-style-name="Standard" style:list-style-name="LFO1" style:family="paragraph">
      <style:text-properties fo:language="en" fo:country="GB"/>
    </style:style>
    <style:style style:name="P10" style:parent-style-name="Standard" style:list-style-name="LFO1" style:family="paragraph">
      <style:text-properties fo:language="en" fo:country="GB"/>
    </style:style>
    <style:style style:name="P11" style:parent-style-name="Standard" style:list-style-name="LFO1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</office:automatic-styles>
  <office:body>
    <office:text text:use-soft-page-breaks="true">
      <text:p text:style-name="P1">SEA SHEPHERD</text:p>
      <text:p text:style-name="P2"/>
      <text:p text:style-name="P3">1/ INTRODUCTION</text:p>
      <text:p text:style-name="P4">CREATION + DATES</text:p>
      <text:p text:style-name="P5">2/ PAUL WATSON</text:p>
      <text:list text:style-name="LFO1" text:continue-numbering="true">
        <text:list-item>
          <text:p text:style-name="P6">BORN IN TORONTO, 1950.</text:p>
        </text:list-item>
        <text:list-item>
          <text:p text:style-name="P7">1969 AMCHTIKA AGAINST NUCLEAR TESTS</text:p>
        </text:list-item>
        <text:list-item>
          <text:p text:style-name="P8">KICKED OUT OF GREENPEACE 1977 DIRECT ACTIONS TACTIC THIS IS PRETTY MUCH THE OPPOSITE TO THE GREENPEACE<text:s/>NON-VIOLENCE PHILOSOPHY</text:p>
        </text:list-item>
        <text:list-item>
          <text:p text:style-name="P9">HAS BEEN SUED BY USA, CANADA,JAPAN FOR INSTANCE BECAUSE OF THE CAMPAINS HE LED<text:s/>(ECO TERRORISTS)</text:p>
        </text:list-item>
        <text:list-item>
          <text:p text:style-name="P10">2012 :<text:s/>HE WAS JAILED IN GERMANY BECAUSE OF THE REQUEST FROM THE GOVERNMENT OF COSTA RICA. IT FORMALLY REQUESTED PAUL WATSON EXTRADITION FROM GERMANY</text:p>
        </text:list-item>
        <text:list-item>
          <text:p text:style-name="P11">HE LEFT THE<text:s/>USA IN JULY 2014 AND JOINED BRIGIDE BARDOT AT <text:s/>SAINT-TROPEZ, THEN, HE SETTLED IN PARIS.</text:p>
        </text:list-item>
      </text:list>
      <text:p text:style-name="P12">3/ CHIFFRES + MISSIONS ACTUELLES</text:p>
      <text:p text:style-name="Standard">4/ CONCLUS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y Choisy</dc:creator>
    <meta:creation-date>2018-11-20T21:17:00Z</meta:creation-date>
    <dc:date>2018-11-28T12:51:00Z</dc:date>
    <meta:template xlink:href="Normal" xlink:type="simple"/>
    <meta:editing-cycles>3</meta:editing-cycles>
    <meta:editing-duration>PT9480S</meta:editing-duration>
    <meta:document-statistic meta:page-count="1" meta:paragraph-count="1" meta:word-count="95" meta:character-count="639" meta:row-count="4" meta:non-whitespace-character-count="545"/>
  </office:meta>
</office:document-meta>
</file>